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dale Sans UI1" svg:font-family="'Andale Sans UI'"/>
    <style:font-face style:name="TimesNewRomanPS-BoldMT" svg:font-family="TimesNewRomanPS-Bold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20pt" style:font-size-asian="20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rebuchet MS"/>
    </style:style>
    <style:style style:name="P3" style:family="paragraph" style:parent-style-name="Standard">
      <style:paragraph-properties fo:text-align="start" style:justify-single-word="false"/>
      <style:text-properties style:font-name="Trebuchet MS"/>
    </style:style>
    <style:style style:name="P4" style:family="paragraph" style:parent-style-name="Standard">
      <style:text-properties style:font-name="Trebuchet MS"/>
    </style:style>
    <style:style style:name="P5" style:family="paragraph" style:parent-style-name="Standard" style:list-style-name="L2">
      <style:text-properties style:font-name="Trebuchet MS"/>
    </style:style>
    <style:style style:name="P6" style:family="paragraph" style:parent-style-name="Standard">
      <style:text-properties style:font-name="Trebuchet M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Standard" style:list-style-name="L3">
      <style:text-properties style:font-name="Trebuchet MS"/>
    </style:style>
    <style:style style:name="P8" style:family="paragraph" style:parent-style-name="Standard">
      <style:text-properties style:font-name="Courier New"/>
    </style:style>
    <style:style style:name="P9" style:family="paragraph" style:parent-style-name="Standard" style:list-style-name="L4">
      <style:text-properties style:font-name="Trebuchet MS"/>
    </style:style>
    <style:style style:name="P10" style:family="paragraph" style:parent-style-name="Standard" style:list-style-name="L5">
      <style:text-properties style:font-name="Trebuchet MS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ll and brief design document [tm]</text:p>
      <text:list text:style-name="L1">
        <text:list-item>
          <text:p text:style-name="P2">"explain design for the application in sufficient detail so that it can be used for implementation by another team"</text:p>
        </text:list-item>
        <text:list-item>
          <text:p text:style-name="P2">"write instructions explaining how to run your client application. For each function it is expected that the instructions should be at most 1 page. NO screen dump is required"</text:p>
        </text:list-item>
        <text:list-item>
          <text:p text:style-name="P2">"marks will be awarded on quality of implementation, including the user interface"</text:p>
        </text:list-item>
        <text:list-item>
          <text:p text:style-name="P2">Acceptance Tests (testcases for each development step 1-4)</text:p>
        </text:list-item>
      </text:list>
      <text:p text:style-name="P3"/>
      <text:p text:style-name="P4"/>
      <text:p text:style-name="P4"><text:span text:style-name="T1">1 business modeling / concept</text:span></text:p>
      <text:list text:style-name="L2">
        <text:list-item>
          <text:p text:style-name="P5">use cases &amp; assumptions</text:p>
        </text:list-item>
        <text:list-item>
          <text:p text:style-name="P5">activities showing order of use cases (workflows)</text:p>
        </text:list-item>
      </text:list>
      <text:p text:style-name="P4"/>
      <text:list text:style-name="L2">
        <text:list-item>
          <text:p text:style-name="P5">requirements</text:p>
          <text:list>
            <text:list-item>
              <text:p text:style-name="P5">domain model diagram &amp; text description</text:p>
            </text:list-item>
          </text:list>
        </text:list-item>
      </text:list>
      <text:p text:style-name="P4"/>
      <text:p text:style-name="P4"/>
      <text:p text:style-name="P6">2 elaboration / system specification</text:p>
      <text:list text:style-name="L3">
        <text:list-item>
          <text:p text:style-name="P7">analysis &amp; design</text:p>
          <text:list>
            <text:list-item>
              <text:p text:style-name="P7">class diagram</text:p>
            </text:list-item>
            <text:list-item>
              <text:p text:style-name="P7">ER diagram</text:p>
            </text:list-item>
            <text:list-item>
              <text:p text:style-name="P7">UI-design</text:p>
            </text:list-item>
            <text:list-item>
              <text:p text:style-name="P7">component diagram</text:p>
            </text:list-item>
            <text:list-item>
              <text:p text:style-name="P7">tiers</text:p>
            </text:list-item>
            <text:list-item>
              <text:p text:style-name="P7">J2EE technologies</text:p>
            </text:list-item>
            <text:list-item>
              <text:p text:style-name="P7">server-side interaction &amp; integration</text:p>
            </text:list-item>
          </text:list>
        </text:list-item>
      </text:list>
      <text:p text:style-name="P4"/>
      <text:p text:style-name="P8"><text:s text:c="3"/>[ - Overall architecture <text:s text:c="36"/>]</text:p>
      <text:p text:style-name="P8"><text:s text:c="3"/>[ <text:s text:c="4"/>o What the components of the application are <text:s text:c="10"/>]</text:p>
      <text:p text:style-name="P8"><text:s text:c="3"/>[ <text:s text:c="4"/>o To what tier the components belong <text:s text:c="18"/>]</text:p>
      <text:p text:style-name="P8"><text:s text:c="3"/>[ <text:s text:c="4"/>o How these components interact with each other <text:s text:c="7"/>]</text:p>
      <text:p text:style-name="P8"><text:s text:c="3"/>[ <text:s text:c="4"/>o J2EE technologies utilised <text:s text:c="26"/>]</text:p>
      <text:p text:style-name="P8"><text:s text:c="3"/>[ <text:s text:c="4"/>o Server-side interaction &amp; integration <text:s text:c="15"/>]</text:p>
      <text:p text:style-name="P8"><text:s text:c="3"/>[ - UI Design <text:s text:c="47"/>]</text:p>
      <text:p text:style-name="P8"><text:s text:c="3"/>[ <text:s text:c="4"/>o How is using the system and how <text:s text:c="21"/>]</text:p>
      <text:p text:style-name="P8"><text:s text:c="3"/>[ <text:s text:c="4"/>o Are your screens capturing the necessary information ]</text:p>
      <text:p text:style-name="P8"><text:s text:c="3"/>[ <text:s text:c="4"/>o Where and how is validation being performed <text:s text:c="9"/>]</text:p>
      <text:p text:style-name="P8"><text:s text:c="3"/>[ - Database Design <text:s text:c="41"/>]</text:p>
      <text:p text:style-name="P8"><text:s text:c="3"/>[ <text:s text:c="4"/>o Is the schema normalised <text:s text:c="28"/>]</text:p>
      <text:p text:style-name="P8"><text:s text:c="3"/>[ <text:s text:c="4"/>o Can the system be extended easily <text:s text:c="19"/>]</text:p>
      <text:p text:style-name="P8"/>
      <text:p text:style-name="P4"/>
      <text:p text:style-name="P6">3 construction / implementation</text:p>
      <text:list text:style-name="L4">
        <text:list-item>
          <text:p text:style-name="P9">source code</text:p>
        </text:list-item>
      </text:list>
      <text:p text:style-name="P4"/>
      <text:p text:style-name="P4"/>
      <text:p text:style-name="P6">4 transition / deployment</text:p>
      <text:list text:style-name="L5">
        <text:list-item>
          <text:p text:style-name="P10">manual</text:p>
        </text:list-item>
        <text:list-item>
          <text:p text:style-name="P10">install instru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dale Sans UI1" svg:font-family="'Andale Sans UI'"/>
    <style:font-face style:name="TimesNewRomanPS-BoldMT" svg:font-family="TimesNewRomanPS-Bold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Bitstream Vera Sans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Efthimios Toulas</meta:initial-creator>
    <meta:creation-date>2006-10-08T22:48:24</meta:creation-date>
    <dc:creator>Efthimios Toulas</dc:creator>
    <dc:date>2006-10-08T23:45:48</dc:date>
    <dc:language>en-AU</dc:language>
    <meta:editing-cycles>10</meta:editing-cycles>
    <meta:editing-duration>PT57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7" meta:word-count="201" meta:character-count="1717"/>
  </office:meta>
</office:document-meta>
</file>